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paragraph-rsid="00230f5e"/>
    </style:style>
    <style:style style:name="P2" style:family="paragraph" style:parent-style-name="Standard">
      <style:text-properties officeooo:paragraph-rsid="0024d623"/>
    </style:style>
    <style:style style:name="T1" style:family="text">
      <style:text-properties officeooo:rsid="00248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[</text:span>성장 배경]</text:p>
      <text:p text:style-name="Standard"/>
      <text:p text:style-name="Standard">고교 시절에 합창단 단장을 했었는데 직책 욕심이나 그런 것 때문이 아닌 단원들을 아우르고 ‘함께’를 추구 하다 보니 학업과 맞물려 단원들을 독려하는 수준이 아닌 아주 열심히 챙겨야 돌아가지는 그런 동아리였었습니다. 그때 당시에는 동아리 체계가 안 잡혀있다는 탓을 했는데 돌이켜보면 저의 리더쉽의 부족함을 자각하게 되는 계기가 되었습니다.</text:p>
      <text:p text:style-name="Standard">졸업 후 조부,부친이 해병대 전역자시라 <text:s/>해병대 입대를 하게 되었고 훈련을 하면서 육체적, 정신적 한계를 뛰어 넘으면서 동기간 우애, 협력 등 많은 것을 여태껏 경험해보지 못한 것을 겪으면서 나를 뒤돌아 보게 되었습니다. 그래서 인지 사회 생활에 있어 두려움 없이 할 수 있었습니다.</text:p>
      <text:p text:style-name="Standard"/>
      <text:p text:style-name="Standard"/>
      <text:p text:style-name="Standard"><text:span text:style-name="T1">[</text:span>계기]</text:p>
      <text:p text:style-name="Standard"/>
      <text:p text:style-name="Standard">약 8년 정도를 건설 현장 여러 파트에서 관련된 업무를 했었습니다. 다양한 현장 일을 하면서 육체적 한계, 위험성(사고) 등 수많은 고난이 있었지만 돈을 바라보고 다 이겨냈습니다. 그렇게 시간을 많이 쓴 만큼 사용된 시간은 돈으로 바뀌어져 가며 점점 회의가 들기 시작했습니다. 그렇게 돈보다 더 중요한 것을 찾아다니던 중 앞에 일하던 경력을 다 엎고 예전부터 관심을 가지고 지켜보던 컴퓨터 관련 쪽으로 공부를 하였습니다.</text:p>
      <text:p text:style-name="Standard"/>
      <text:p text:style-name="Standard"/>
      <text:p text:style-name="Standard"><text:span text:style-name="T1">[</text:span>성향이 다른 사람을 잘 맞출 수 있는 사람<text:span text:style-name="T1">]</text:span></text:p>
      <text:p text:style-name="Standard"/>
      <text:p text:style-name="Standard">어릴 적부터 생각해왔습니다. “사람들은 저마다 다르구나 저 사람들을 다 만족시킬 수 없을까”</text:p>
      <text:p text:style-name="P1">방법은 하나였습니다 다 맞추면 되는 것. 맞추기 위해선 선택을 하여야 했습니다.</text:p>
      <text:p text:style-name="P2">많은 선택들의 항목을 볼 줄 아는 능력을 길러야 했고 여러 결정들을 함으로써 책임을 알게 되었습니다. 처음에는 많은 선택들의 실패를 하였지만 차츰차츰 그 항목들과 선택을 쌓아 가면서 점점 승률을</text:p>
      <text:p text:style-name="P2">올렸습니다. 그렇게 높은 승률을 유지하던 찰나 더 빠른 선택은 안될까 하는 의문을 가졌습니다. 그렇게 항목을 정렬하고 올바른 선택을 빠르게 하는 능력을 키워나갔습니다.</text:p>
      <text:p text:style-name="Standard">능력을 기르고 난 후 사회생활 할 때 불편한 점을 찾아보기 힘들었습니다. 상대가 무엇을 바라고 무엇을 원하고 무엇을 하지 않았으면 하는 것이 보였기 때문이죠.</text:p>
      <text:p text:style-name="Standard"/>
      <text:p text:style-name="Standard"/>
      <text:p text:style-name="Standard"><text:span text:style-name="T1">[</text:span>지원 동기 및 포부]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6:05:11.514889602</meta:creation-date>
    <dc:date>2022-05-16T11:23:12.018832466</dc:date>
    <meta:editing-duration>PT40M5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67" meta:character-count="1013" meta:non-whitespace-character-count="767"/>
  </office:meta>
</office:document-meta>
</file>